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3.863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2.5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9" style:family="table-cell" style:parent-style-name="Default" style:data-style-name="N30">
      <style:text-properties fo:color="#000000" style:text-underline-style="none"/>
    </style:style>
    <style:style style:name="ce10" style:family="table-cell" style:parent-style-name="Default" style:data-style-name="N30"/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4" style:family="table-cell" style:parent-style-name="Default" style:data-style-name="N100">
      <style:table-cell-properties fo:border="0.99pt solid #000000"/>
    </style:style>
    <style:style style:name="ce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9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3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34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35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3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style-name="gr1" draw:text-style-name="P1" svg:width="15.999cm" svg:height="8.999cm" svg:x="4.513cm" svg:y="0.1cm">
            <draw:object draw:notify-on-update-of-ranges="工作表1.A1:工作表1.A1 工作表1.A2:工作表1.A26 工作表1.E1:工作表1.E1 工作表1.E2:工作表1.E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日期</text:p>
          </table:table-cell>
          <table:table-cell office:value-type="string" calcext:value-type="string">
            <text:p>次數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錯誤題數</text:p>
          </table:table-cell>
          <table:table-cell office:value-type="string" calcext:value-type="string">
            <text:p>使用秒數</text:p>
          </table:table-cell>
          <table:table-cell/>
        </table:table-row>
        <table:table-row table:style-name="ro1">
          <table:table-cell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date" office:date-value="2022-06-25" calcext:value-type="date">
            <text:p>2022/6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2">
          <table:table-cell table:style-name="ce10" office:value-type="date" office:date-value="2022-06-27" calcext:value-type="date">
            <text:p>2022/6/27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/>
        </table:table-row>
        <table:table-row table:style-name="ro2">
          <table:table-cell table:style-name="ce10" office:value-type="date" office:date-value="2022-06-27" calcext:value-type="date">
            <text:p>2022/6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/>
        </table:table-row>
        <table:table-row table:style-name="ro2">
          <table:table-cell table:style-name="ce10" office:value-type="date" office:date-value="2022-06-27" calcext:value-type="date">
            <text:p>2022/6/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date" office:date-value="2022-06-28" calcext:value-type="date">
            <text:p>2022/6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4*60+21"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6-28" calcext:value-type="date">
            <text:p>2022/6/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3*60+38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4" calcext:value-type="float">
            <text:p>4</text:p>
          </table:table-cell>
          <table:table-cell table:style-name="ce12" table:formula="of:=4*60+28"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table:formula="of:=6*60+19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date" office:date-value="2022-06-29" calcext:value-type="date">
            <text:p>2022/6/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table:formula="of:=5*60+39" office:value-type="float" office:value="339" calcext:value-type="float">
            <text:p>339</text:p>
          </table:table-cell>
          <table:table-cell/>
        </table:table-row>
        <table:table-row table:style-name="ro2">
          <table:table-cell table:style-name="ce10" office:value-type="date" office:date-value="2022-07-01" calcext:value-type="date">
            <text:p>2022/7/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8+9" office:value-type="float" office:value="489" calcext:value-type="float">
            <text:p>489</text:p>
          </table:table-cell>
          <table:table-cell/>
        </table:table-row>
        <table:table-row table:style-name="ro2">
          <table:table-cell table:style-name="ce10" office:value-type="date" office:date-value="2022-07-01" calcext:value-type="date">
            <text:p>2022/7/1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5+50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date" office:date-value="2022-07-01" calcext:value-type="date">
            <text:p>2022/7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69" calcext:value-type="float">
            <text:p>269</text:p>
          </table:table-cell>
          <table:table-cell/>
        </table:table-row>
        <table:table-row table:style-name="ro2">
          <table:table-cell table:style-name="ce10" office:value-type="date" office:date-value="2022-07-01" calcext:value-type="date">
            <text:p>2022/7/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/>
        </table:table-row>
        <table:table-row table:style-name="ro2">
          <table:table-cell table:style-name="ce10" office:value-type="date" office:date-value="2022-07-02" calcext:value-type="date">
            <text:p>2022/7/2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0" office:value-type="date" office:date-value="2022-07-02" calcext:value-type="date">
            <text:p>2022/7/2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0" office:value-type="date" office:date-value="2022-07-01" calcext:value-type="date">
            <text:p>2022/7/1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7*60+58"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0" office:value-type="date" office:date-value="2022-07-01" calcext:value-type="date">
            <text:p>2022/7/1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2*60+51" office:value-type="float" office:value="771" calcext:value-type="float">
            <text:p>77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0" office:value-type="date" office:date-value="2022-07-01" calcext:value-type="date">
            <text:p>2022/7/1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樞紐分析表_工作表1_1" table:style-name="ta1">
        <table:table-column table:style-name="co4" table:default-cell-style-name="ce16"/>
        <table:table-column table:style-name="co5" table:default-cell-style-name="ce28"/>
        <table:table-column table:style-name="co6" table:default-cell-style-name="ce34"/>
        <table:table-row table:style-name="ro1">
          <table:table-cell table:style-name="Pivot_20_Table_20_Field" office:value-type="string" calcext:value-type="string">
            <text:p>錯誤題數</text:p>
          </table:table-cell>
          <table:table-cell table:style-name="ce24" office:value-type="string" calcext:value-type="string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3"/>
          <table:table-cell table:style-name="ce25" office:value-type="string" calcext:value-type="string">
            <text:p>資料</text:p>
          </table:table-cell>
          <table:table-cell table:style-name="ce31"/>
        </table:table-row>
        <table:table-row table:style-name="ro2">
          <table:table-cell table:style-name="ce14" office:value-type="string" calcext:value-type="string">
            <text:p>類型</text:p>
          </table:table-cell>
          <table:table-cell table:style-name="ce26" office:value-type="string" calcext:value-type="string">
            <text:p>最小值 - 使用秒數</text:p>
          </table:table-cell>
          <table:table-cell table:style-name="ce32" office:value-type="string" calcext:value-type="string">
            <text:p>平均值 - 使用秒數</text:p>
          </table:table-cell>
        </table:table-row>
        <table:table-row table:style-name="ro1">
          <table:table-cell table:style-name="ce15" office:value-type="string" calcext:value-type="string">
            <text:p>九九加法</text:p>
          </table:table-cell>
          <table:table-cell table:style-name="ce27" office:value-type="float" office:value="314" calcext:value-type="float">
            <text:p>314</text:p>
          </table:table-cell>
          <table:table-cell table:style-name="ce33" office:value-type="float" office:value="353" calcext:value-type="float">
            <text:p>353.00</text:p>
          </table:table-cell>
        </table:table-row>
        <table:table-row table:style-name="ro2">
          <table:table-cell office:value-type="string" calcext:value-type="string">
            <text:p>九九加法固定左數6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.00</text:p>
          </table:table-cell>
        </table:table-row>
        <table:table-row table:style-name="ro2">
          <table:table-cell office:value-type="string" calcext:value-type="string">
            <text:p>九九加法固定左數7</text:p>
          </table:table-cell>
          <table:table-cell office:value-type="float" office:value="771" calcext:value-type="float">
            <text:p>771</text:p>
          </table:table-cell>
          <table:table-cell office:value-type="float" office:value="924.5" calcext:value-type="float">
            <text:p>924.50</text:p>
          </table:table-cell>
        </table:table-row>
        <table:table-row table:style-name="ro2">
          <table:table-cell office:value-type="string" calcext:value-type="string">
            <text:p>九九加法固定左數8</text:p>
          </table:table-cell>
          <table:table-cell office:value-type="float" office:value="354" calcext:value-type="float">
            <text:p>354</text:p>
          </table:table-cell>
          <table:table-cell office:value-type="float" office:value="410.5" calcext:value-type="float">
            <text:p>410.50</text:p>
          </table:table-cell>
        </table:table-row>
        <table:table-row table:style-name="ro2">
          <table:table-cell office:value-type="string" calcext:value-type="string">
            <text:p>九九加法固定左數9</text:p>
          </table:table-cell>
          <table:table-cell office:value-type="float" office:value="218" calcext:value-type="float">
            <text:p>218</text:p>
          </table:table-cell>
          <table:table-cell office:value-type="float" office:value="297.857142857143" calcext:value-type="float">
            <text:p>297.86</text:p>
          </table:table-cell>
        </table:table-row>
        <table:table-row table:style-name="ro1">
          <table:table-cell office:value-type="string" calcext:value-type="string">
            <text:p>九九乘法</text:p>
          </table:table-cell>
          <table:table-cell table:style-name="ce29" office:value-type="float" office:value="269" calcext:value-type="float">
            <text:p>269</text:p>
          </table:table-cell>
          <table:table-cell table:style-name="ce35" office:value-type="float" office:value="303.75" calcext:value-type="float">
            <text:p>303.75</text:p>
          </table:table-cell>
        </table:table-row>
        <table:table-row table:style-name="ro1">
          <table:table-cell table:style-name="ce17" office:value-type="string" calcext:value-type="string">
            <text:p>總計 結果</text:p>
          </table:table-cell>
          <table:table-cell table:style-name="ce30" office:value-type="float" office:value="218" calcext:value-type="float">
            <text:p>218</text:p>
          </table:table-cell>
          <table:table-cell table:style-name="ce36" office:value-type="float" office:value="383.45" calcext:value-type="float">
            <text:p>383.45</text:p>
          </table:table-cell>
        </table:table-row>
      </table:table>
      <table:named-expressions/>
      <table:database-ranges>
        <table:database-range table:name="__Anonymous_Sheet_DB__0" table:target-range-address="工作表1.A1:工作表1.E14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樞紐分析表_工作表1_1.A1:樞紐分析表_工作表1_1.C11" table:buttons="樞紐分析表_工作表1_1.A1 樞紐分析表_工作表1_1.A4 樞紐分析表_工作表1_1.B3" table:show-filter-button="false" table:drill-down-on-double-click="false">
          <table:source-cell-range table:cell-range-address="工作表1.A1:工作表1.E100"/>
          <table:data-pilot-field table:source-field-name="錯誤題數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類型" table:orientation="row" table:used-hierarchy="0" table:function="auto">
            <table:data-pilot-level table:show-empty="false" calcext:repeat-item-labels="false">
              <table:data-pilot-members>
                <table:data-pilot-member table:name="九九加法" table:display="true" table:show-details="true"/>
                <table:data-pilot-member table:name="九九加法固定左數8" table:display="true" table:show-details="true"/>
                <table:data-pilot-member table:name="九九加法固定左數9" table:display="true" table:show-details="true"/>
                <table:data-pilot-member table:name="九九乘法" table:display="true" table:show-details="true"/>
                <table:data-pilot-member table:name="" table:display="false" table:show-details="true"/>
                <table:data-pilot-member table:name="九九加法固定左數6" table:display="true" table:show-details="true"/>
                <table:data-pilot-member table:name="九九加法固定左數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0" table:function="min">
            <table:data-pilot-level table:show-empty="false" calcext:repeat-item-labels="false">
              <table:data-pilot-members>
                <table:data-pilot-member table:name="218" table:display="true" table:show-details="true"/>
                <table:data-pilot-member table:name="225" table:display="true" table:show-details="true"/>
                <table:data-pilot-member table:name="261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50" table:display="true" table:show-details="true"/>
                <table:data-pilot-member table:name="379" table:display="true" table:show-details="true"/>
                <table:data-pilot-member table:name="385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67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" table:display="true" table:show-details="true"/>
                <table:data-pilot-member table:name="300" table:display="true" table:show-details="true"/>
                <table:data-pilot-member table:name="340" table:display="true" table:show-details="true"/>
                <table:data-pilot-member table:name="354" table:display="true" table:show-details="true"/>
                <table:data-pilot-member table:name="771" table:display="true" table:show-details="true"/>
                <table:data-pilot-member table:name="10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9:18:06.588000000</meta:creation-date>
    <dc:date>2022-07-02T11:29:20.607000000</dc:date>
    <meta:editing-duration>PT53M32S</meta:editing-duration>
    <meta:editing-cycles>9</meta:editing-cycles>
    <meta:generator>LibreOffice/7.3.4.2$Windows_X86_64 LibreOffice_project/728fec16bd5f605073805c3c9e7c4212a0120dc5</meta:generator>
    <meta:document-statistic meta:table-count="2" meta:cell-count="16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45cm" svg:y="4.161cm" style:legend-expansion="high" chart:style-name="ch2"/>
        <chart:plot-area chart:style-name="ch3" table:cell-range-address="工作表1.A1:工作表1.A26 工作表1.E1:工作表1.E26" chart:data-source-has-labels="both" svg:x="0.32cm" svg:y="0.18cm" svg:width="12.605cm" svg:height="8.64cm">
          <chart:coordinate-region svg:x="1.57cm" svg:y="0.375cm" svg:width="11.218cm" svg:height="6.81cm"/>
          <chart:axis chart:dimension="x" chart:name="primary-x" chart:style-name="ch4" chartooo:axis-type="auto">
            <chartooo:date-scale/>
            <chart:categories table:cell-range-address="工作表1.A2:工作表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工作表1.E2:工作表1.E26" chart:label-cell-address="工作表1.E1:工作表1.E1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使用秒數</text:p>
                <draw:g>
                  <svg:desc>工作表1.E1:工作表1.E1</svg:desc>
                </draw:g>
              </table:table-cell>
            </table:table-row>
          </table:table-header-rows>
          <table:table-rows>
            <table:table-row>
              <table:table-cell office:value-type="float" office:value="44737">
                <text:p>44737</text:p>
                <draw:g>
                  <svg:desc>工作表1.A2:工作表1.A26</svg:desc>
                </draw:g>
              </table:table-cell>
              <table:table-cell office:value-type="float" office:value="287">
                <text:p>287</text:p>
                <draw:g>
                  <svg:desc>工作表1.E2:工作表1.E26</svg:desc>
                </draw:g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354">
                <text:p>3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